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New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paragraph-rsid="0010f18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New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style:font-name="Times New Roman" fo:font-size="9pt" style:font-size-asian="9pt" style:font-size-complex="9pt"/>
    </style:style>
    <style:style style:name="P11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style:font-name="Times New Roman" fo:font-size="9p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2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2">
      <style:paragraph-properties fo:margin-top="0cm" fo:margin-bottom="0cm" loext:contextual-spacing="false" fo:line-height="100%"/>
      <style:text-properties style:font-name="Times New Roman" fo:font-size="10pt" officeooo:paragraph-rsid="0010f180" style:font-size-asian="10pt" style:font-size-complex="10pt"/>
    </style:style>
    <style:style style:name="P16" style:family="paragraph" style:parent-style-name="Text_20_body" style:list-style-name="L2">
      <style:paragraph-properties fo:margin-top="0cm" fo:margin-bottom="0cm" loext:contextual-spacing="false" fo:line-height="100%"/>
      <style:text-properties style:font-name="Times New Roman" fo:font-size="10pt" officeooo:rsid="0010f180" officeooo:paragraph-rsid="0010f180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</style:style>
    <style:style style:name="P18" style:family="paragraph" style:parent-style-name="Text_20_body" style:list-style-name="L2">
      <style:paragraph-properties fo:margin-top="0cm" fo:margin-bottom="0cm" loext:contextual-spacing="false" fo:line-height="100%"/>
    </style:style>
    <style:style style:name="P19" style:family="paragraph" style:parent-style-name="Text_20_body" style:list-style-name="L3">
      <style:paragraph-properties fo:margin-top="0cm" fo:margin-bottom="0cm" loext:contextual-spacing="false" fo:line-height="100%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Courier New" fo:font-size="9pt" fo:font-weight="bold" officeooo:paragraph-rsid="0010f180" style:font-size-asian="9pt" style:font-weight-asian="bold" style:font-size-complex="9pt" style:font-weight-complex="bold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officeooo:rsid="0010f180" style:font-size-asian="10pt" style:font-size-complex="10pt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Courier New" fo:font-size="9pt" fo:font-weight="bold" officeooo:rsid="0010f180" style:font-size-asian="9pt" style:font-weight-asian="bold" style:font-size-complex="9pt" style:font-weight-complex="bold"/>
    </style:style>
    <style:style style:name="T7" style:family="text">
      <style:text-properties officeooo:rsid="0010f180"/>
    </style:style>
    <style:style style:name="T8" style:family="text">
      <style:text-properties officeooo:rsid="001347c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1.- </text:span>Simulación de una Botella de Litro en C#</text:p>
      <text:p text:style-name="P8"/>
      <text:p text:style-name="P8">Desarrollar una aplicación en C# que simule el funcionamiento de una botella de un litro de capacidad. La aplicación debe permitir realizar operaciones básicas como añadir y quitar líquido, así como controlar el estado de la botella (abierta o cerrada).</text:p>
      <text:p text:style-name="P8"/>
      <text:p text:style-name="P8">Requisitos:</text:p>
      <text:p text:style-name="P8"/>
      <text:p text:style-name="P8">1. Crear una clase llamada `BotellaLitro` con las siguientes características:</text:p>
      <text:p text:style-name="P8"><text:s text:c="3"/>- Un atributo `contenido` de tipo float para almacenar la cantidad de líquido.</text:p>
      <text:p text:style-name="P8"><text:s text:c="3"/>- Un atributo booleano `abierta` para indicar si la botella está abierta o cerrada.</text:p>
      <text:p text:style-name="P8"><text:s text:c="3"/>- Métodos `Abrir()` y `Cerrar()` para cambiar el estado de la botella.</text:p>
      <text:p text:style-name="P8"><text:s text:c="3"/>- Métodos `EstaLlena()` y `EstaVacia()` que devuelvan un booleano indicando el estado de llenado.</text:p>
      <text:p text:style-name="P8"><text:s text:c="3"/>- Un método `Añadir(float liq)` que permita añadir líquido a la botella y devuelva la cantidad sobrante si se excede la capacidad.</text:p>
      <text:p text:style-name="P8"><text:s text:c="3"/>- Un método `Quitar(float liq)` que permita extraer líquido de la botella y devuelva la cantidad realmente extraída.</text:p>
      <text:p text:style-name="P8"/>
      <text:p text:style-name="P8">2. Implementar una clase `PruebaBotellaLitro` con un método `Main` que demuestre el funcionamiento de la clase `BotellaLitro`:</text:p>
      <text:p text:style-name="P8"><text:s text:c="3"/>- Crear dos instancias de `BotellaLitro`.</text:p>
      <text:p text:style-name="P8"><text:s text:c="3"/>- Añadir 1.5 litros a una botella y mostrar la cantidad sobrante.</text:p>
      <text:p text:style-name="P8"><text:s text:c="3"/>- Quitar 0.3 litros de la misma botella y mostrar la cantidad realmente extraída.</text:p>
      <text:p text:style-name="P8"/>
      <text:p text:style-name="P8">3. Utilizar la clase `Console` de C# para mostrar los resultados en la consola.</text:p>
      <text:p text:style-name="P8"/>
      <text:p text:style-name="P8">4. Asegurarse de que todas las operaciones tengan en cuenta si la botella está abierta o cerrada.</text:p>
      <text:p text:style-name="P8"/>
      <text:p text:style-name="P8">5. Manejar correctamente los casos límite (botella llena, vacía, etc.).</text:p>
      <text:p text:style-name="P8"/>
      <text:p text:style-name="P8">Notas adicionales:</text:p>
      <text:p text:style-name="P10">- Utilizar tipos de datos float para representar las cantidades de líquido.</text:p>
      <text:p text:style-name="P11">- Implementar la lógica necesaria para que no se pueda añadir o quitar líquido si la botella está cerrada.</text:p>
      <text:p text:style-name="P11">- Asegurarse de que el contenido de la botella nunca sea negativo ni exceda 1 litro.</text:p>
      <text:p text:style-name="P11"/>
      <text:p text:style-name="P9">+----------------------------------+</text:p>
      <text:p text:style-name="P9">| <text:s text:c="9"/>BotellaLitro <text:s text:c="11"/>|</text:p>
      <text:p text:style-name="P9">+----------------------------------+</text:p>
      <text:p text:style-name="P9">| - contenido: float <text:s text:c="14"/>|</text:p>
      <text:p text:style-name="P9">| - abierta: bool <text:s text:c="17"/>|</text:p>
      <text:p text:style-name="P9">+----------------------------------+</text:p>
      <text:p text:style-name="P9">| + Abrir(): void <text:s text:c="17"/>|</text:p>
      <text:p text:style-name="P9">| + Cerrar(): void <text:s text:c="16"/>|</text:p>
      <text:p text:style-name="P9">| + EstaLlena(): bool <text:s text:c="13"/>|</text:p>
      <text:p text:style-name="P9">| + EstaVacia(): bool <text:s text:c="13"/>|</text:p>
      <text:p text:style-name="P9">| + Añadir(liq: float): float <text:s text:c="5"/>|</text:p>
      <text:p text:style-name="P9">| + Quitar(liq: float): float <text:s text:c="5"/>|</text:p>
      <text:p text:style-name="P9">+----------------------------------+</text:p>
      <text:p text:style-name="P8"/>
      <text:p text:style-name="P8">1. Atributos:</text:p>
      <text:p text:style-name="P8"><text:s text:c="3"/>- `contenido`: float (privado) - Representa la cantidad de líquido en la botella.</text:p>
      <text:p text:style-name="P8"><text:s text:c="3"/>- `abierta`: bool (privado) - Indica si la botella está abierta (true) o cerrada (false).</text:p>
      <text:p text:style-name="P8"/>
      <text:p text:style-name="P8">2. Métodos:</text:p>
      <text:p text:style-name="P8"><text:s text:c="3"/>- `Abrir()`: void - Abre la botella.</text:p>
      <text:p text:style-name="P8"><text:s text:c="3"/>- `Cerrar()`: void - Cierra la botella.</text:p>
      <text:p text:style-name="P8"><text:s text:c="3"/>- `EstaLlena()`: bool - Devuelve true si la botella está llena, false en caso contrario.</text:p>
      <text:p text:style-name="P8"><text:s text:c="3"/>- `EstaVacia()`: bool - Devuelve true si la botella está vacía, false en caso contrario.</text:p>
      <text:p text:style-name="P8"><text:s text:c="3"/>- `Añadir(liq: float)`: float - Añade líquido a la botella y devuelve la cantidad sobrante.</text:p>
      <text:p text:style-name="P8"><text:s text:c="3"/>- `Quitar(liq: float)`: float - Quita líquido de la botella y devuelve la cantidad realmente extraída.</text:p>
      <text:p text:style-name="P8"/>
      <text:p text:style-name="P8">Notas adicionales:</text:p>
      <text:p text:style-name="P8">- La clase PruebaBotellaLitro no se incluye en este diagrama UML, ya que es una clase separada utilizada para probar la funcionalidad de BotellaLitr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4T19:10:50.843454145</meta:creation-date>
    <dc:date>2025-01-14T19:59:07.574942701</dc:date>
    <meta:editing-duration>PT15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6" meta:word-count="478" meta:character-count="3127" meta:non-whitespace-character-count="2528"/>
  </office:meta>
</office:document-meta>
</file>